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LVL2" text:bullet-char="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 2"/>
      </text:list-level-style-bullet>
      <text:list-level-style-bullet text:level="3" text:style-name="WW_CharLFO1LVL3" text:bullet-char="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 2"/>
      </text:list-level-style-bullet>
      <text:list-level-style-bullet text:level="4" text:style-name="WW_CharLFO1LVL4" text:bullet-char="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 2"/>
      </text:list-level-style-bullet>
      <text:list-level-style-bullet text:level="5" text:style-name="WW_CharLFO1LVL5" text:bullet-char="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 2"/>
      </text:list-level-style-bullet>
      <text:list-level-style-bullet text:level="6" text:style-name="WW_CharLFO1LVL6" text:bullet-char="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 2"/>
      </text:list-level-style-bullet>
      <text:list-level-style-bullet text:level="7" text:style-name="WW_CharLFO1LVL7" text:bullet-char="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 2"/>
      </text:list-level-style-bullet>
      <text:list-level-style-bullet text:level="8" text:style-name="WW_CharLFO1LVL8" text:bullet-char="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 2"/>
      </text:list-level-style-bullet>
      <text:list-level-style-bullet text:level="9" text:style-name="WW_CharLFO1LVL9" text:bullet-char="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 2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/>
    </style:style>
    <style:style style:name="P3" style:parent-style-name="NormalWeb" style:family="paragraph">
      <style:paragraph-properties fo:text-align="justify" fo:margin-top="0in" fo:margin-bottom="0in" style:line-height-at-least="0.25in" fo:background-color="#FFFFFF"/>
      <style:text-properties style:font-name="Arial" style:font-name-complex="Arial"/>
    </style:style>
    <style:style style:name="P4" style:parent-style-name="NormalWeb" style:family="paragraph">
      <style:paragraph-properties fo:text-align="justify" fo:margin-top="0in" fo:margin-bottom="0in" style:line-height-at-least="0.25in" fo:background-color="#FFFFFF"/>
    </style:style>
    <style:style style:name="T5" style:parent-style-name="Fuentedepárrafopredeter." style:family="text"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T11" style:parent-style-name="Fuentedepárrafopredeter.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T12" style:parent-style-name="apple-converted-space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13" style:parent-style-name="Fuentedepárrafopredeter.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14" style:parent-style-name="Fuentedepárrafopredeter.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T17" style:parent-style-name="Fuentedepárrafopredeter." style:family="text">
      <style:text-properties style:font-name="Arial" style:font-name-complex="Arial" style:font-weight-complex="bold" fo:color="#252525" fo:font-size="12pt" style:font-size-asian="12pt" style:font-size-complex="12pt" fo:background-color="#FFFFFF"/>
    </style:style>
    <style:style style:name="T18" style:parent-style-name="apple-converted-space" style:family="text">
      <style:text-properties style:font-name="Arial" style:font-name-complex="Arial" fo:color="#252525" fo:font-size="12pt" style:font-size-asian="12pt" style:font-size-complex="12pt" fo:background-color="#FFFFFF"/>
    </style:style>
    <style:style style:name="T19" style:parent-style-name="Fuentedepárrafopredeter." style:family="text">
      <style:text-properties style:font-name="Arial" style:font-name-complex="Arial" fo:color="#252525" fo:font-size="12pt" style:font-size-asian="12pt" style:font-size-complex="12pt" fo:background-color="#FFFFFF"/>
    </style:style>
    <style:style style:name="T20" style:parent-style-name="apple-converted-space" style:family="text">
      <style:text-properties style:font-name="Arial" style:font-name-complex="Arial" fo:color="#252525" fo:font-size="12pt" style:font-size-asian="12pt" style:font-size-complex="12pt" fo:background-color="#FFFFFF"/>
    </style:style>
    <style:style style:name="T21" style:parent-style-name="Hipervínculo" style:family="text">
      <style:text-properties style:font-name="Arial" style:font-name-complex="Arial" fo:color="#0B0080" fo:font-size="12pt" style:font-size-asian="12pt" style:font-size-complex="12pt" fo:background-color="#FFFFFF"/>
    </style:style>
    <style:style style:name="T22" style:parent-style-name="Hipervínculo" style:family="text">
      <style:text-properties style:font-name="Arial" style:font-name-complex="Arial" fo:color="#0B0080" fo:font-size="12pt" style:font-size-asian="12pt" style:font-size-complex="12pt" fo:background-color="#FFFFFF"/>
    </style:style>
    <style:style style:name="T23" style:parent-style-name="apple-converted-space" style:family="text">
      <style:text-properties style:font-name="Arial" style:font-name-complex="Arial" fo:color="#252525" fo:font-size="12pt" style:font-size-asian="12pt" style:font-size-complex="12pt" fo:background-color="#FFFFFF"/>
    </style:style>
    <style:style style:name="T24" style:parent-style-name="Fuentedepárrafopredeter." style:family="text">
      <style:text-properties style:font-name="Arial" style:font-name-complex="Arial" fo:color="#252525" fo:font-size="12pt" style:font-size-asian="12pt" style:font-size-complex="12pt" fo:background-color="#FFFFFF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 style:rfc-language-tag="es-ES_tradnl" fo:language="es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 style:rfc-language-tag="es-ES_tradnl" fo:language="es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39" style:parent-style-name="Normal" style:family="paragraph">
      <style:paragraph-properties fo:text-align="justify"/>
    </style:style>
    <style:style style:name="T40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2pt" fo:language="es" fo:country="MX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T46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T47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T48" style:parent-style-name="apple-converted-space" style:family="text">
      <style:text-properties style:font-name="Arial" style:font-name-complex="Arial" fo:font-size="12pt" style:font-size-asian="12pt" style:font-size-complex="12pt" fo:background-color="#FFFFFF"/>
    </style:style>
    <style:style style:name="T49" style:parent-style-name="Hipervínculo" style:family="text">
      <style:text-properties style:font-name="Arial" style:font-name-complex="Arial" style:font-weight-complex="bold" style:use-window-font-color="true" fo:font-size="12pt" style:font-size-asian="12pt" style:font-size-complex="12pt" fo:background-color="#FFFFFF"/>
    </style:style>
    <style:style style:name="T50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 fo:background-color="#FFFFFF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 fo:background-color="#FFFFFF"/>
    </style:style>
    <style:style style:name="P53" style:parent-style-name="Normal" style:family="paragraph">
      <style:paragraph-properties fo:margin-bottom="0.1875in" style:line-height-at-least="0.2333in"/>
    </style:style>
    <style:style style:name="T54" style:parent-style-name="Fuentedepárrafopredeter.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bottom="0.1875in" style:line-height-at-least="0.2333in"/>
    </style:style>
    <style:style style:name="T5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57" style:parent-style-name="Fuentedepárrafopredeter.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s" style:country-asian="ES"/>
    </style:style>
    <style:style style:name="T5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59" style:parent-style-name="Fuentedepárrafopredeter.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s" style:country-asian="ES"/>
    </style:style>
    <style:style style:name="T6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61" style:parent-style-name="Fuentedepárrafopredeter.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s" style:country-asian="ES"/>
    </style:style>
    <style:style style:name="T62" style:parent-style-name="Fuentedepárrafopredeter.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s" style:country-asian="ES"/>
    </style:style>
    <style:style style:name="T6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64" style:parent-style-name="Normal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text-properties style:font-name="Arial" style:font-name-complex="Arial" fo:font-size="12pt" style:font-size-asian="12pt" style:font-size-complex="12pt"/>
    </style:style>
    <style:style style:name="T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7" style:parent-style-name="Fuentedepárrafopredeter." style:family="text">
      <style:text-properties style:font-name="Arial" style:font-name-complex="Arial" fo:color="#161813" fo:font-size="12pt" style:font-size-asian="12pt" style:font-size-complex="12pt" fo:background-color="#F7F7F7"/>
    </style:style>
    <style:style style:name="T68" style:parent-style-name="Fuentedepárrafopredeter." style:family="text">
      <style:text-properties style:font-name="Arial" style:font-name-complex="Arial" fo:color="#161813" fo:font-size="12pt" style:font-size-asian="12pt" style:font-size-complex="12pt" fo:background-color="#F7F7F7"/>
    </style:style>
    <style:style style:name="T69" style:parent-style-name="Fuentedepárrafopredeter." style:family="text">
      <style:text-properties style:font-name="Arial" style:font-name-complex="Arial" fo:color="#161813" fo:font-size="12pt" style:font-size-asian="12pt" style:font-size-complex="12pt" fo:background-color="#F7F7F7"/>
    </style:style>
    <style:style style:name="T70" style:parent-style-name="Fuentedepárrafopredeter." style:family="text">
      <style:text-properties style:font-name="Arial" style:font-name-complex="Arial" fo:color="#161813" fo:font-size="12pt" style:font-size-asian="12pt" style:font-size-complex="12pt" fo:background-color="#F7F7F7"/>
    </style:style>
    <style:style style:name="P71" style:parent-style-name="Normal" style:family="paragraph">
      <style:text-properties style:font-name="Arial" style:font-name-complex="Arial" fo:font-size="12pt" style:font-size-asian="12pt" style:font-size-complex="12pt"/>
    </style:style>
    <style:style style:name="P72" style:parent-style-name="NormalWeb" style:family="paragraph">
      <style:paragraph-properties fo:margin-top="0.0833in" fo:margin-bottom="0.0833in" style:line-height-at-least="0.2333in" fo:background-color="#FFFFFF"/>
    </style:style>
    <style:style style:name="T73" style:parent-style-name="Fuentedepárrafopredeter." style:family="text">
      <style:text-properties style:font-name="Arial" style:font-name-complex="Arial" fo:color="#252525" fo:font-size="10.5pt" style:font-size-asian="10.5pt" style:font-size-complex="10.5pt"/>
    </style:style>
    <style:style style:name="T74" style:parent-style-name="apple-converted-space" style:family="text">
      <style:text-properties style:font-name="Arial" style:font-name-complex="Arial" fo:color="#252525" fo:font-size="10.5pt" style:font-size-asian="10.5pt" style:font-size-complex="10.5pt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color="#252525" fo:font-size="10.5pt" style:font-size-asian="10.5pt" style:font-size-complex="10.5pt"/>
    </style:style>
    <style:style style:name="T76" style:parent-style-name="apple-converted-space" style:family="text">
      <style:text-properties style:font-name="Arial" style:font-name-complex="Arial" fo:color="#252525" fo:font-size="10.5pt" style:font-size-asian="10.5pt" style:font-size-complex="10.5pt"/>
    </style:style>
    <style:style style:name="T77" style:parent-style-name="Fuentedepárrafopredeter." style:family="text">
      <style:text-properties style:font-name="Arial" style:font-name-complex="Arial" fo:color="#252525" fo:font-size="10.5pt" style:font-size-asian="10.5pt" style:font-size-complex="10.5pt"/>
    </style:style>
    <style:style style:name="T78" style:parent-style-name="Fuentedepárrafopredeter." style:family="text">
      <style:text-properties style:font-name="Arial" style:font-name-complex="Arial" fo:color="#252525" fo:font-size="10.5pt" style:font-size-asian="10.5pt" style:font-size-complex="10.5pt"/>
    </style:style>
    <style:style style:name="T79" style:parent-style-name="Fuentedepárrafopredeter." style:family="text">
      <style:text-properties style:font-name="Arial" style:font-name-complex="Arial" fo:color="#252525" fo:font-size="10.5pt" style:font-size-asian="10.5pt" style:font-size-complex="10.5pt"/>
    </style:style>
    <style:style style:name="P80" style:parent-style-name="NormalWeb" style:family="paragraph">
      <style:paragraph-properties fo:margin-top="0.0833in" fo:margin-bottom="0.0833in" style:line-height-at-least="0.2333in" fo:background-color="#FFFFFF"/>
      <style:text-properties style:font-name="Arial" style:font-name-complex="Arial" fo:color="#252525" fo:font-size="10.5pt" style:font-size-asian="10.5pt" style:font-size-complex="10.5pt"/>
    </style:style>
    <style:style style:name="P81" style:parent-style-name="NormalWeb" style:family="paragraph">
      <style:paragraph-properties fo:margin-top="0.0833in" fo:margin-bottom="0.0833in" style:line-height-at-least="0.2333in" fo:background-color="#FFFFFF"/>
      <style:text-properties style:font-name="Arial" style:font-name-complex="Arial" fo:color="#252525" fo:font-size="10.5pt" style:font-size-asian="10.5pt" style:font-size-complex="10.5pt"/>
    </style:style>
    <style:style style:name="P82" style:parent-style-name="Normal" style:family="paragraph">
      <style:text-properties style:font-name="Arial" style:font-name-complex="Arial" fo:font-size="12pt" style:font-size-asian="12pt" style:font-size-complex="12pt"/>
    </style:style>
    <style:style style:name="T83" style:parent-style-name="Fuentedepárrafopredeter." style:family="text">
      <style:text-properties style:font-name="Arial" style:font-name-complex="Arial" fo:color="#222222" fo:background-color="#FFFFFF"/>
    </style:style>
    <style:style style:name="T84" style:parent-style-name="apple-converted-space" style:family="text">
      <style:text-properties style:font-name="Arial" style:font-name-complex="Arial" fo:color="#222222" fo:background-color="#FFFFFF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86" style:parent-style-name="apple-converted-space" style:family="text">
      <style:text-properties style:font-name="Arial" style:font-name-complex="Arial" fo:color="#222222" fo:background-color="#FFFFFF"/>
    </style:style>
    <style:style style:name="T87" style:parent-style-name="Fuentedepárrafopredeter." style:family="text">
      <style:text-properties style:font-name="Arial" style:font-name-complex="Arial" fo:color="#222222" fo:background-color="#FFFFFF"/>
    </style:style>
    <style:style style:name="T88" style:parent-style-name="apple-converted-space" style:family="text">
      <style:text-properties style:font-name="Arial" style:font-name-complex="Arial" fo:color="#222222" fo:background-color="#FFFFFF"/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0" style:parent-style-name="apple-converted-space" style:family="text">
      <style:text-properties style:font-name="Arial" style:font-name-complex="Arial" fo:color="#222222" fo:background-color="#FFFFFF"/>
    </style:style>
    <style:style style:name="T91" style:parent-style-name="Fuentedepárrafopredeter." style:family="text">
      <style:text-properties style:font-name="Arial" style:font-name-complex="Arial" fo:color="#222222" fo:background-color="#FFFFFF"/>
    </style:style>
    <style:style style:name="T92" style:parent-style-name="apple-converted-space" style:family="text">
      <style:text-properties style:font-name="Arial" style:font-name-complex="Arial" fo:color="#222222" fo:background-color="#FFFFFF"/>
    </style:style>
    <style:style style:name="T93" style:parent-style-name="Fuentedepárrafopredeter.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4" style:parent-style-name="apple-converted-space" style:family="text">
      <style:text-properties style:font-name="Arial" style:font-name-complex="Arial" fo:color="#222222" fo:background-color="#FFFFFF"/>
    </style:style>
    <style:style style:name="T95" style:parent-style-name="Fuentedepárrafopredeter." style:family="text">
      <style:text-properties style:font-name="Arial" style:font-name-complex="Arial" fo:color="#222222" fo:background-color="#FFFFFF"/>
    </style:style>
    <style:style style:name="P96" style:parent-style-name="Normal" style:family="paragraph">
      <style:text-properties style:font-name="Arial" style:font-name-complex="Arial" fo:color="#222222" fo:background-color="#FFFFFF"/>
    </style:style>
    <style:style style:name="P97" style:parent-style-name="Normal" style:family="paragraph">
      <style:text-properties style:font-name="Arial" style:font-name-complex="Arial" fo:color="#222222" fo:background-color="#FFFFFF"/>
    </style:style>
    <style:style style:name="T98" style:parent-style-name="Fuentedepárrafopredeter." style:family="text">
      <style:text-properties style:font-name="Arial" style:font-name-complex="Arial" fo:font-weight="bold" style:font-weight-asian="bold" style:font-weight-complex="bold" fo:font-size="10.5pt" style:font-size-asian="10.5pt" style:font-size-complex="10.5pt" fo:background-color="#FFFFFF"/>
    </style:style>
    <style:style style:name="T99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00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01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02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03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04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05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06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07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08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09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10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11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12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13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14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15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16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17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18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19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20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21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22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23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24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25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P126" style:parent-style-name="NormalWeb" style:family="paragraph">
      <style:paragraph-properties fo:margin-top="0.0833in" fo:margin-bottom="0.0833in" style:line-height-at-least="0.2333in" fo:background-color="#FFFFFF"/>
    </style:style>
    <style:style style:name="T127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28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29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30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31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32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33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34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35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36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37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38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39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40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T141" style:parent-style-name="apple-converted-space" style:family="text">
      <style:text-properties style:font-name="Arial" style:font-name-complex="Arial" fo:font-size="10.5pt" style:font-size-asian="10.5pt" style:font-size-complex="10.5pt" fo:background-color="#FFFFFF"/>
    </style:style>
    <style:style style:name="T142" style:parent-style-name="Hipervínculo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43" style:parent-style-name="Fuentedepárrafopredeter." style:family="text">
      <style:text-properties style:font-name="Arial" style:font-name-complex="Arial" fo:font-size="10.5pt" style:font-size-asian="10.5pt" style:font-size-complex="10.5pt" fo:background-color="#FFFFFF"/>
    </style:style>
    <style:style style:name="P144" style:parent-style-name="Normal" style:family="paragraph"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Normal"><text:span text:style-name="T2">cmmi</text:span></text:p>
      <text:p text:style-name="P3"/>
      <text:p text:style-name="P4"><text:span text:style-name="T5">cmmi es un modelo para la mejora y evaluación de los procesos de desarrollo y mantenimiento de sistemas y productos de software de una empresa, se desarrolló para facilitar y<text:s/></text:span><text:span text:style-name="T6">simplificar la adopción de varios modelos de forma simultánea, y su contenido integra y da relevo a la evolución de sus predecesore</text:span></text:p>
      <text:p text:style-name="P7"/>
      <text:p text:style-name="P8"/>
      <text:p text:style-name="P9"/>
      <text:p text:style-name="P10">moprosoft</text:p>
      <text:p text:style-name="Normal"><text:span text:style-name="T11">MOPROSOFT</text:span><text:span text:style-name="T12"> </text:span><text:span text:style-name="T13">es el Modelo de Procesos para la Industria del Software. Un modelo para la mejora y evaluación de los</text:span><text:span text:style-name="T14"><text:s/>procesos de desarrollo y mantenimiento de sistemas y productos de software</text:span></text:p>
      <text:p text:style-name="P15"/>
      <text:p text:style-name="P16">Metadologia de desarrollo</text:p>
      <text:p text:style-name="Normal"><text:span text:style-name="T17">Metodología de desarrollo de software</text:span><text:span text:style-name="T18"> </text:span><text:span text:style-name="T19">en</text:span><text:span text:style-name="T20"> </text:span><text:a office:title="Ingeniería de software" xlink:href="https://es.wikipedia.org/wiki/Ingeniería_de_software" office:target-frame-name="_top" xlink:show="replace"><text:span text:style-name="T21">ingenie</text:span><text:span text:style-name="T22">ría de software</text:span></text:a><text:span text:style-name="T23"> </text:span><text:span text:style-name="T24">es un marco de trabajo usado para estructurar, planificar y controlar el proceso de desarrollo en sistemas de información</text:span></text:p>
      <text:p text:style-name="P25"/>
      <text:p text:style-name="P26">Modelo de desarrollo</text:p>
      <text:p text:style-name="P27">El modelo de desarrollo nos ayuda a la forma en la que vamos a construir el producto.</text:p>
      <text:p text:style-name="P28">Y hay<text:s/>estos tipos de modelos:<text:s/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30">El Modelo de Cascada.</text:span></text:p>
                    </text:list-item>
                    <text:list-item>
                      <text:p text:style-name="P31"><text:span text:style-name="T32"><text:s/>El Modelo en V.</text:span></text:p>
                    </text:list-item>
                    <text:list-item>
                      <text:p text:style-name="P33"><text:span text:style-name="T34"><text:s/>En Flor.</text:span></text:p>
                    </text:list-item>
                    <text:list-item>
                      <text:p text:style-name="P35"><text:span text:style-name="T36"><text:s/>Prototipos</text:span></text:p>
                    </text:list-item>
                    <text:list-item>
                      <text:p text:style-name="P37"><text:span text:style-name="T38"><text:s/>El Modelo de Espiral.</text:span></text:p>
                    </text:list-item>
                    <text:list-item>
                      <text:p text:style-name="P39"><text:span text:style-name="T40"><text:s/>El Modelo de Procesos.</text:span></text:p>
                    </text:list-item>
                    <text:list-item>
                      <text:p text:style-name="P41"><text:span text:style-name="T42"><text:s/>Desarrollo Incremental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4"/>
      <text:p text:style-name="P45">Metodología agiles<text:s/></text:p>
      <text:soft-page-break/>
      <text:p text:style-name="Normal"><text:span text:style-name="T46">Las metodologías ágiles son una serie de técnicas para la gestión de<text:s/></text:span><text:span text:style-name="T47">proyectos que han surgido como contraposición a los métodos clásicos de gestión como</text:span><text:span text:style-name="T48"> </text:span><text:a office:title="Wikipedia: Modelo de Capacidad y Madurez " xlink:href="http://es.wikipedia.org/wiki/Modelo_de_Capacidad_y_Madurez" office:target-frame-name="_top" xlink:show="replace"><text:span text:style-name="T49">CMMI</text:span></text:a><text:span text:style-name="T50">.</text:span></text:p>
      <text:p text:style-name="P51">Uno de los principales focos de aplicación<text:s/>de las metodologías ágiles son los proyectos tecnológicos. Cada una de ellas tiene sus fortalezas y sus debilidades, pero no son excluyentes. En cada proyecto  podemos adoptar una, o varias, en función de las características del propio proyecto y del equipo.</text:p>
      <text:p text:style-name="P52">Scrum</text:p>
      <text:p text:style-name="P53"><text:span text:style-name="T54">Scrum es un proceso de la Metodología Ágil que se usa para minimizar los riesgos durante la realización de un proyecto, pero de manera colaborativa. </text:span></text:p>
      <text:p text:style-name="P55"><text:span text:style-name="T56">Entre las </text:span><text:span text:style-name="T57">ventajas</text:span><text:span text:style-name="T58"> se encuentran la</text:span><text:span text:style-name="T59"> productividad, calidad</text:span><text:span text:style-name="T60"> y que se realiza un</text:span><text:span text:style-name="T61">seguimiento diario</text:span><text:span text:style-name="T62"><text:s/>de los avances</text:span><text:span text:style-name="T63"> del proyecto, logrando que los integrantes estén unidos, comunicados y que el cliente vaya viendo los avances.</text:span></text:p>
      <text:p text:style-name="P64"/>
      <text:p text:style-name="P65">Metodologia tradicionales</text:p>
      <text:p text:style-name="Normal"><text:span text:style-name="T66">Las<text:s/></text:span><text:span text:style-name="T67">metodologías tradicionales imponen una disciplina de trabajo sobre el proceso de desarrollo del so</text:span><text:span text:style-name="T68">ftware, con el fin de conseguir un software más eficiente. Para ello, se hace énfasis en la planificación total de todo el trabajo a realizar y una vez que está todo detallado, comienza el ciclo de desarrollo del producto software. Se centran especialmente</text:span><text:span text:style-name="T69"><text:s/>en el control del proceso, mediante una rigurosa definición de roles, actividades, artefactos, herramientas y notaciones para el modelado y documentación detallada. Además, las metodologías tradicionales no se adaptan adecuadamente a los cambios, por lo q</text:span><text:span text:style-name="T70">ue no son métodos adecuados cuando se trabaja en un entorno, donde los requisitos no pueden predecirse o bien pueden variar.</text:span></text:p>
      <text:p text:style-name="Normal"/>
      <text:p text:style-name="P71"/>
      <text:p text:style-name="P72"><text:span text:style-name="T73">Un</text:span><text:span text:style-name="T74"> </text:span><text:span text:style-name="T75">sistema de control</text:span><text:span text:style-name="T76"> </text:span><text:span text:style-name="T77">es un conjunto de<text:s/></text:span><text:span text:style-name="T78">dispositivos encargados de administrar, ordenar, dirigir o regular el comportamiento de otro sistema, con el fin de reducir las probabilidades de fallo y obtener los resultados deseados. Por lo general, se usan sistemas de control industrial en procesos de</text:span><text:span text:style-name="T79"><text:s/>producción industriales para controlar equipos o máquinas.</text:span></text:p>
      <text:p text:style-name="P80">Existen dos clases comunes de sistemas de control, sistemas de lazo abierto y sistemas de lazo cerrado. En los sistemas de control de lazo abierto la salida se genera dependiendo de la entrada; mientras que en los sistemas de lazo cerrado la salida depende de las consideraciones y correcciones realizadas por la retroalimentación. Un sistema de lazo cerrado es llamado también sistema de control con realimentación.</text:p>
      <text:p text:style-name="P81"/>
      <text:p text:style-name="P82">Que es un sistema de control de versiones</text:p>
      <text:soft-page-break/>
      <text:p text:style-name="Normal"><text:span text:style-name="T83">El</text:span><text:span text:style-name="T84"> </text:span><text:span text:style-name="T85">control de versiones</text:span><text:span text:style-name="T86"> </text:span><text:span text:style-name="T87">es un</text:span><text:span text:style-name="T88"> </text:span><text:span text:style-name="T89">sistema</text:span><text:span text:style-name="T90"> </text:span><text:span text:style-name="T91">que registra los cambios realizados sobre un archivo o conjunto de archivos a lo largo del tiempo, de modo que puedas recuperar</text:span><text:span text:style-name="T92"> </text:span><text:span text:style-name="T93">versiones</text:span><text:span text:style-name="T94"> </text:span><text:span text:style-name="T95">específicas más adelante.</text:span></text:p>
      <text:p text:style-name="P96"/>
      <text:p text:style-name="P97">Jira</text:p>
      <text:p text:style-name="Normal"><text:span text:style-name="T98">JIRA</text:span><text:span text:style-name="T99"> </text:span><text:span text:style-name="T100">es una aplicación basada en web<text:s/></text:span><text:span text:style-name="T101">para el</text:span><text:span text:style-name="T102"> </text:span><text:a office:title="Sistema de seguimiento de errores" xlink:href="https://es.wikipedia.org/wiki/Sistema_de_seguimiento_de_errores" office:target-frame-name="_top" xlink:show="replace"><text:span text:style-name="T103">seguimiento de errores</text:span></text:a><text:span text:style-name="T104">, de</text:span><text:span text:style-name="T105"> </text:span><text:a office:title="Sistema de seguimiento de incidentes" xlink:href="https://es.wikipedia.org/wiki/Sistema_de_seguimiento_de_incidentes" office:target-frame-name="_top" xlink:show="replace"><text:span text:style-name="T106">incidentes</text:span></text:a><text:span text:style-name="T107"> </text:span><text:span text:style-name="T108">y para la</text:span><text:span text:style-name="T109"> </text:span><text:a office:title="Gestión de proyectos" xlink:href="https://es.wikipedia.org/wiki/Gestión_de_proyectos" office:target-frame-name="_top" xlink:show="replace"><text:span text:style-name="T110">gestión operativa de proyectos</text:span></text:a><text:span text:style-name="T111">. Jira también se utiliza en áreas no técnicas para la administración de tareas. La he</text:span><text:span text:style-name="T112">rramienta fue desarrollada por la empresa australiana</text:span><text:span text:style-name="T113"> </text:span><text:a office:title="Atlassian" xlink:href="https://es.wikipedia.org/wiki/Atlassian" office:target-frame-name="_top" xlink:show="replace"><text:span text:style-name="T114">Atlassian</text:span></text:a><text:span text:style-name="T115">. Inicialmente Jira se utilizó para el</text:span><text:span text:style-name="T116"> </text:span><text:a office:title="Desarrollo de software" xlink:href="https://es.wikipedia.org/wiki/Desarrollo_de_software" office:target-frame-name="_top" xlink:show="replace"><text:span text:style-name="T117">desarrollo de software</text:span></text:a><text:span text:style-name="T118">, sirviendo de apoyo para la</text:span><text:span text:style-name="T119"> </text:span><text:a office:title="Gestión de requisitos (aún no redactado)" xlink:href="https://es.wikipedia.org/w/index.php?title=Gestión_de_requisitos&amp;action=edit&amp;redlink=1" office:target-frame-name="_top" xlink:show="replace"><text:span text:style-name="T120">gestión de requisitos</text:span></text:a><text:span text:style-name="T121">, seguimiento del<text:s/></text:span><text:span text:style-name="T122">estatus y más tarde para el seguimiento de errores. Jira puede ser utilizado para la gestión de procesos y para la mejora de procesos, gracias a sus funciones para la organización de</text:span><text:span text:style-name="T123"> </text:span><text:a office:title="Flujo de trabajo" xlink:href="https://es.wikipedia.org/wiki/Flujo_de_trabajo" office:target-frame-name="_top" xlink:show="replace"><text:span text:style-name="T124">flujos de trabajo</text:span></text:a><text:span text:style-name="T125">.</text:span></text:p>
      <text:p text:style-name="P126"><text:span text:style-name="T127">Jira está basado en</text:span><text:span text:style-name="T128"> </text:span><text:a office:title="Java EE" xlink:href="https://es.wikipedia.org/wiki/Java_EE" office:target-frame-name="_top" xlink:show="replace"><text:span text:style-name="T129">Java EE</text:span></text:a><text:span text:style-name="T130"> </text:span><text:span text:style-name="T131">que funciona en varias</text:span><text:span text:style-name="T132"> </text:span><text:a office:title="Base de datos" xlink:href="https://es.wikipedia.org/wiki/Base_de_datos" office:target-frame-name="_top" xlink:show="replace"><text:span text:style-name="T133">bases de datos</text:span></text:a><text:span text:style-name="T134"> </text:span><text:span text:style-name="T135">y sistemas</text:span><text:span text:style-name="T136"><text:s/>operativos. La herramienta dispone también de paneles de control adaptables, filtros de búsqueda, estadísticas,</text:span><text:span text:style-name="T137"> </text:span><text:a office:title="RSS" xlink:href="https://es.wikipedia.org/wiki/RSS" office:target-frame-name="_top" xlink:show="replace"><text:span text:style-name="T138">RSS</text:span></text:a><text:span text:style-name="T139"> </text:span><text:span text:style-name="T140">y función de</text:span><text:span text:style-name="T141"> </text:span><text:a office:title="Correo electrónico" xlink:href="https://es.wikipedia.org/wiki/Correo_electrónico" office:target-frame-name="_top" xlink:show="replace"><text:span text:style-name="T142">correo electrónico</text:span></text:a><text:span text:style-name="T143">.</text:span></text:p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apple-converted-space" style:display-name="apple-converted-space" style:family="text" style:parent-style-name="Fuentedepárrafopredeter.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 2"/>
    </style:style>
    <style:style style:name="WW_CharLFO1LVL2" style:family="text">
      <style:text-properties style:font-name="Wingdings 2"/>
    </style:style>
    <style:style style:name="WW_CharLFO1LVL3" style:family="text">
      <style:text-properties style:font-name="Wingdings 2"/>
    </style:style>
    <style:style style:name="WW_CharLFO1LVL4" style:family="text">
      <style:text-properties style:font-name="Wingdings 2"/>
    </style:style>
    <style:style style:name="WW_CharLFO1LVL5" style:family="text">
      <style:text-properties style:font-name="Wingdings 2"/>
    </style:style>
    <style:style style:name="WW_CharLFO1LVL6" style:family="text">
      <style:text-properties style:font-name="Wingdings 2"/>
    </style:style>
    <style:style style:name="WW_CharLFO1LVL7" style:family="text">
      <style:text-properties style:font-name="Wingdings 2"/>
    </style:style>
    <style:style style:name="WW_CharLFO1LVL8" style:family="text">
      <style:text-properties style:font-name="Wingdings 2"/>
    </style:style>
    <style:style style:name="WW_CharLFO1LVL9" style:family="text">
      <style:text-properties style:font-name="Wingdings 2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LVL2" text:bullet-char="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 2"/>
      </text:list-level-style-bullet>
      <text:list-level-style-bullet text:level="3" text:style-name="WW_CharLFO1LVL3" text:bullet-char="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 2"/>
      </text:list-level-style-bullet>
      <text:list-level-style-bullet text:level="4" text:style-name="WW_CharLFO1LVL4" text:bullet-char="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 2"/>
      </text:list-level-style-bullet>
      <text:list-level-style-bullet text:level="5" text:style-name="WW_CharLFO1LVL5" text:bullet-char="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 2"/>
      </text:list-level-style-bullet>
      <text:list-level-style-bullet text:level="6" text:style-name="WW_CharLFO1LVL6" text:bullet-char="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 2"/>
      </text:list-level-style-bullet>
      <text:list-level-style-bullet text:level="7" text:style-name="WW_CharLFO1LVL7" text:bullet-char="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 2"/>
      </text:list-level-style-bullet>
      <text:list-level-style-bullet text:level="8" text:style-name="WW_CharLFO1LVL8" text:bullet-char="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 2"/>
      </text:list-level-style-bullet>
      <text:list-level-style-bullet text:level="9" text:style-name="WW_CharLFO1LVL9" text:bullet-char="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 2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EL</meta:initial-creator>
    <dc:creator>MIREL</dc:creator>
    <meta:creation-date>2016-04-25T14:34:00Z</meta:creation-date>
    <dc:date>2016-04-26T16:44:00Z</dc:date>
    <meta:template xlink:href="Normal" xlink:type="simple"/>
    <meta:editing-cycles>2</meta:editing-cycles>
    <meta:editing-duration>PT4680S</meta:editing-duration>
    <meta:document-statistic meta:page-count="3" meta:paragraph-count="11" meta:word-count="884" meta:character-count="5739" meta:row-count="40" meta:non-whitespace-character-count="4866"/>
  </office:meta>
</office:document-meta>
</file>